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75in" fo:margin-right="0in" fo:text-indent="-0.25in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6pt" style:text-underline-style="none" fo:font-weight="normal" style:font-size-asian="16pt" style:font-weight-asian="normal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S330: Programming Language Project (PLP)</text:span></text:p>
      <text:p text:style-name="P1"><text:span text:style-name="T1">Assignment 2: Installation, programming environment, and Hello, World!</text:span></text:p>
      <text:p text:style-name="Standard"/>
      <text:p text:style-name="Standard"/>
      <text:p text:style-name="Standard"/>
      <text:p text:style-name="Standard">Now that you've picked a language and learned about its history and uses, it's time to actually get it set up and use it. <text:s/>For this assignment you must:</text:p>
      <text:p text:style-name="Standard"/>
      <text:list xml:id="list2040328610" text:style-name="WWNum1">
        <text:list-item>
          <text:p text:style-name="P2">Install your programming language and anything else that it needs to run (a programming environment or something similar)</text:p>
        </text:list-item>
        <text:list-item>
          <text:p text:style-name="P2">Write a "hello world" program in that language (checking the Internet for one is fine)</text:p>
        </text:list-item>
        <text:list-item>
          <text:p text:style-name="P2">Run the program</text:p>
        </text:list-item>
        <text:list-item>
          <text:p text:style-name="P2">Be prepared to show me that you can run the program during lab </text:p>
        </text:list-item>
      </text:list>
      <text:p text:style-name="Standard"/>
      <text:p text:style-name="Standard">Your write-up should address the following questions. <text:s/>Try to answer them in such a way that someone else would be able to follow your instructions and run your program (because someone probably will...):</text:p>
      <text:p text:style-name="Standard"/>
      <text:list xml:id="list2717979843" text:style-name="WWNum2">
        <text:list-item>
          <text:p text:style-name="P3">Can this language be installed on any operating system (Windows, Mac, Unix/Linux)? <text:s/>If not, what are its limitations?</text:p>
        </text:list-item>
        <text:list-item>
          <text:p text:style-name="P3">Give instructions for how to install the language</text:p>
        </text:list-item>
        <text:list-item>
          <text:p text:style-name="P3">Where do you write programs in this language (as in: in a text editor, a special editor just for that language, something else?)</text:p>
          <text:list>
            <text:list-item>
              <text:p text:style-name="P4">Related: Does this language come with a recommended programming environment? <text:s/>What is it? <text:s/>If not, how did you pick the one that you'll be using?</text:p>
            </text:list-item>
          </text:list>
        </text:list-item>
        <text:list-item>
          <text:p text:style-name="P3">How do you run programs that you write?</text:p>
        </text:list-item>
        <text:list-item>
          <text:p text:style-name="P3">Is there a lot of boiler-plate code that you need to write a program (like in Java)? <text:s/>Or can you just start writing (like in Python and Perl)?</text:p>
        </text:list-item>
        <text:list-item>
          <text:p text:style-name="P3">How do you write comments in your language?</text:p>
        </text:list-item>
      </text:list>
      <text:p text:style-name="Standard"/>
      <text:p text:style-name="Standard"/>
      <text:p text:style-name="Standard">The answers to these questions will be put in a GitHub repository that you create, which you will send me a link to. <text:s/>Make sure that your answers are clear, accurate, and fully-formed: remember that these tutorials are public, and GitHub users don't have the context of the assignment that you do.</text:p>
      <text:p text:style-name="Standard"><text:s/>Explain the reasoning behind the answers as much as possible. <text:s/>If there is no clear-cut answer to a question, explain why not. <text:s/>And cite your sources! <text:s/></text:p>
      <text:p text:style-name="Standard"><text:soft-page-break/></text:p>
      <text:p text:style-name="Standard">A sample GitHub tutorial (for Perl) can be found here: https://github.com/amber-stubbs/PerlTutori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8" meta:word-count="342" meta:character-count="1986" meta:non-whitespace-character-count="1660"/>
    <meta:generator>LibreOfficeDev/6.0.5.2$Linux_X86_64 LibreOffice_project/</meta:generator>
  </office:meta>
</office:document-meta>
</file>